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Standard">
      <style:text-properties style:font-name="Georgia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pe For The End</text:p>
      <text:p text:style-name="P2">(Veterans day)</text:p>
      <text:p text:style-name="P1"><text:span text:style-name="T1">Read:</text:span> II Timothy 3:1-5</text:p>
      <text:p text:style-name="P1"/>
      <text:p text:style-name="P1"><text:span text:style-name="T1">Text:</text:span> Luke 21:28 "And when these things begin to come to pass, then look up, and lift up your heads; for your redemption draweth nigh."</text:p>
      <text:p text:style-name="P1"/>
      <text:p text:style-name="P1"><text:span text:style-name="T1">Introduction:</text:span> Since the bombing of the Myrrh Building in Oklahoma City and 911 and the twin towers; we have seen the beginning of WWIII. Terrorists have attacked in Spain, France, and India as well as other nations. <text:s/>We have endured <text:s/>Tsunamis, hurricane Katrina, earthquakes and floods in Pakistan. <text:s/>Iran is moving toward a nuclear weapon, North Korea has them, Israel has attacked Lebanon for murdering its soldiers and kidnapping others. <text:s/>A plot to bomb dozens of planes out of the sky has been foiled just days before it was scheduled to happen. </text:p>
      <text:p text:style-name="P1"><text:s text:c="2"/>If that’s not enough to worry about we had the avian bird flu to kill us. Covid 19 has been invented and imported from China. <text:s/>People are being abducted from off of our streets and murdered. <text:s/>Child molestation is at epidemic proportions in our culture.</text:p>
      <text:p text:style-name="P1">Depression and suicide are regular visitors to the youth of today. <text:s/>Drugs and sexual involvement have lead to numerous sexually transmitted diseases, most of which are not curable, for the parents of the next generation. <text:s/>Fires burn across the west and mid-west. <text:s/>Our kids are out of control and there still are American soldiers spread out all over Europe fighting other men’s wars. </text:p>
      <text:p text:style-name="P1"/>
      <text:p text:style-name="P1"><text:span text:style-name="T1">I. It will get worse before the victory comes!</text:span> Luke 21:25-28 reads: “And there shall be signs in the sun, and in the moon, and in the stars; and upon the earth distress of nations, with perplexity; the sea and the waves roaring; Men's hearts failing them for fear, and for looking after those things which are coming on the earth: for the powers of heaven shall be shaken. And then shall they see the Son of man coming in a cloud with power and great glory. And when these things begin to come to pass, then look up, and lift up your heads; for your redemption draweth nigh.” Luke tells us that when these things <text:span text:style-name="T2">begin</text:span> to come to pass to look up. It may take awhile but your redemption is on the way!</text:p>
      <text:p text:style-name="P1"><text:s text:c="2"/>There was a lot of fighting, yet to occur, when the planes swooped down on Pearl Harbor. <text:s/>The victory was eventually ours, but the fighting had yet to begin, as far as we were concerned.</text:p>
      <text:p text:style-name="P1"/>
      <text:p text:style-name="P1"><text:span text:style-name="T1">II. The fight is just engaged!</text:span> I had not yet been born when the United States began to enlist its citizens in the fight by reminding them to: “Rem-ember Pearl Harbor!” <text:s/>Between Hitler’s murderous Nazi’s and Hirohito’s Kamikazi pilots there were many who believed that this nation would not survive. <text:s/>Our soldiers, sailors, airmen, and marines rushed into battles where many, and sometimes most of them, did not come back. <text:s/>The conscience of the United States of America was put to the test. <text:s/>In Europe a man who had enlisted as a conscientious objector picked up a fallen soldiers rifle and killed 42 enemy soldiers. <text:s/>While on a Pacific Island; another conscientious objector rescued 75 comrades from death without ever holding a weapon in his hands.</text:p>
      <text:p text:style-name="P1"><text:s text:c="2"/>It was not a time to fear death but rather to fear God and therefore to be able to face death fearlessly. <text:s/>There were few families in the USA who did not have a relative directly engaged in this war.</text:p>
      <text:p text:style-name="P1"/>
      <text:p text:style-name="P1"><text:span text:style-name="T1">III. The Commander gives the orders!</text:span> In Matthew 10:28 Jesus says: “…fear not them which kill the body, but are not able to kill the soul: but…fear him which is able to destroy both soul and body in hell.” <text:s/>Even in the midst of great world wars, God’s primary focus isn’t on the tyrants. <text:s/>His focus is on every circumstance and detail in His children’s lives. </text:p>
      <text:p text:style-name="P1"><text:s text:c="2"/>In the next verse we read: “Are not two sparrows sold for a farthing? and one of them shall not fall on the ground without your Father.” <text:s/>He reminds His people that He doesn’t get so overwhelmed in the battle that He forgets about them. <text:s/>He reminds them of the sparrow and then tells them, in verse 31: “Fear ye not therefore, ye are of more value than many sparrows.”</text:p>
      <text:p text:style-name="P1"><text:s text:c="2"/>There may be times, in the battle, that we may forget why we are there or that God is aware of exactly where we are. <text:s/>We may begin to see this battle as a place of certain defeat. <text:s/>Our focus may become a huge mirror rather than a battlefield. Self pity and doubt may become overwhelming. <text:s/>I want to read the story of one pastor in this fight:</text:p>
      <text:p text:style-name="P1"/>
      <text:p text:style-name="P1"><text:span text:style-name="T1">Conclude:</text:span> In our trials we do not need complete answers to the: “why” questions. <text:s/>What we need is the Love of God and the assurance that He is at the helm while we ride through this storm. <text:s/>He tells us to fear not because He cares about the sparrows and surely cares more about us than that tiny little bir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Hope For The End</dc:title>
    <meta:initial-creator>Joel Tice</meta:initial-creator>
    <meta:creation-date>2006-09-02T23:45:00</meta:creation-date>
    <dc:creator>j </dc:creator>
    <dc:date>2020-11-04T18:46:02.91</dc:date>
    <meta:editing-cycles>6</meta:editing-cycles>
    <meta:editing-duration>PT4H42M</meta:editing-duration>
    <meta:document-statistic meta:table-count="0" meta:image-count="0" meta:object-count="0" meta:page-count="1" meta:paragraph-count="15" meta:word-count="835" meta:character-count="4594"/>
    <meta:generator>OpenOffice/4.1.3$Win32 OpenOffice.org_project/413m1$Build-9783</meta:generator>
  </office:meta>
</office:document-meta>
</file>